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1C000000D8485B7BDD.svm" manifest:media-type=""/>
  <manifest:file-entry manifest:full-path="Pictures/20000001000000D400000129CEA09E0E.svm" manifest:media-type=""/>
  <manifest:file-entry manifest:full-path="Pictures/2000000100000103000000D8D4A109D4.svm" manifest:media-type=""/>
  <manifest:file-entry manifest:full-path="Pictures/20000002000001F4000000794161A2BA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394cm" svg:height="2.031cm" svg:x="2.248cm" svg:y="0.836cm">
          <draw:image xlink:href="Pictures/20000002000001F4000000794161A2BA.eps" xlink:type="simple" xlink:show="embed" xlink:actuate="onLoad">
            <text:p/>
          </draw:image>
          <draw:glue-point draw:id="4" svg:x="2.931cm" svg:y="1.895cm"/>
          <draw:glue-point draw:id="5" svg:x="3.321cm" svg:y="-1.191cm"/>
        </draw:frame>
        <draw:frame draw:style-name="gr2" draw:text-style-name="P2" draw:layer="layout" svg:width="0.869cm" svg:height="0.916cm" svg:x="11.585cm" svg:y="1.79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0.304cm" svg:y="1.797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custom-shape draw:style-name="gr3" draw:text-style-name="P1" draw:layer="layout" svg:width="1.406cm" svg:height="2.608cm" svg:x="9.329cm" svg:y="0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16cm" svg:height="2.59cm" svg:x="3.648cm" svg:y="0.3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304cm" svg:height="0.299cm" svg:x="9.8cm" svg:y="0.484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1cm" svg:height="0.258cm" svg:x="7.642cm" svg:y="1.96cm">
          <draw:image xlink:href="Pictures/2000000100000103000000D8D4A109D4.svm" xlink:type="simple" xlink:show="embed" xlink:actuate="onLoad">
            <text:p/>
          </draw:image>
        </draw:frame>
        <draw:line draw:style-name="gr6" draw:text-style-name="P1" draw:layer="layout" svg:x1="8.448cm" svg:y1="0.908cm" svg:x2="8.845cm" svg:y2="0.908cm">
          <text:p/>
        </draw:line>
        <draw:frame draw:style-name="gr7" draw:text-style-name="P1" draw:layer="layout" svg:width="0.253cm" svg:height="0.355cm" svg:x="8.444cm" svg:y="0.41cm">
          <draw:image xlink:href="Pictures/20000001000000D400000129CEA09E0E.svm" xlink:type="simple" xlink:show="embed" xlink:actuate="onLoad">
            <text:p/>
          </draw:image>
        </draw:frame>
        <draw:frame draw:style-name="gr5" draw:text-style-name="P1" draw:layer="layout" svg:width="0.31cm" svg:height="0.258cm" svg:x="1.991cm" svg:y="1.96cm">
          <draw:image xlink:href="Pictures/2000000100000103000000D8D4A109D4.svm" xlink:type="simple" xlink:show="embed" xlink:actuate="onLoad">
            <text:p/>
          </draw:image>
        </draw:frame>
        <draw:line draw:style-name="gr6" draw:text-style-name="P1" draw:layer="layout" svg:x1="2.836cm" svg:y1="0.908cm" svg:x2="3.233cm" svg:y2="0.908cm">
          <text:p/>
        </draw:line>
        <draw:frame draw:style-name="gr7" draw:text-style-name="P1" draw:layer="layout" svg:width="0.253cm" svg:height="0.355cm" svg:x="2.832cm" svg:y="0.41cm">
          <draw:image xlink:href="Pictures/20000001000000D400000129CEA09E0E.svm" xlink:type="simple" xlink:show="embed" xlink:actuate="onLoad">
            <text:p/>
          </draw:image>
        </draw:frame>
        <draw:frame draw:style-name="gr4" draw:text-style-name="P1" draw:layer="layout" svg:width="0.304cm" svg:height="0.299cm" svg:x="4.45cm" svg:y="0.484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34cm" svg:height="0.258cm" svg:x="4.527cm" svg:y="1.96cm">
          <draw:image xlink:href="Pictures/200000010000011C000000D8485B7BD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0T13:45:28</meta:creation-date>
    <meta:editing-duration>PT28M6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7T19:49:43.332482233</dc:date>
    <meta:document-statistic meta:object-count="14"/>
    <meta:template xlink:type="simple" xlink:actuate="onRequest" xlink:title="kkkFigures" xlink:href="../../../../../.libreoffice/3/user/template/kkkFigures.otg" meta:date="2014-07-20T13:45:27"/>
  </office:meta>
</office:document-meta>
</file>